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592f3"/>
    </style:style>
    <style:style style:name="P2" style:family="paragraph" style:parent-style-name="Text_20_body">
      <style:text-properties officeooo:paragraph-rsid="000592f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0592f3"/>
    </style:style>
    <style:style style:name="T2" style:family="text">
      <style:text-properties fo:font-size="16pt" fo:font-weight="bold" officeooo:rsid="000592f3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et Another Compiler Compiler (YACC) is a sintax analyzer (parser) generator. In other words it generates C code for a parser and yes I used ChatGPT to generate a guide for easy breakdown.<text:line-break/><text:line-break/></text:span><text:span text:style-name="T2">How does it do?</text:span><text:span text:style-name="T1"><text:line-break/><text:line-break/>Y</text:span>acc takes a <text:span text:style-name="Strong_20_Emphasis">grammar specification</text:span> for a language (written in a BNF-like format) and generates C code for a <text:span text:style-name="Strong_20_Emphasis">parser</text:span>. This parser takes a sequence of tokens (usually provided by a <text:span text:style-name="Strong_20_Emphasis">lexer</text:span>, often made with <text:a xlink:type="simple" xlink:href="https://en.wikipedia.org/wiki/Lex_(software)" office:target-frame-name="_new" xlink:show="replace" text:style-name="Internet_20_link" text:visited-style-name="Visited_20_Internet_20_Link">Lex</text:a>) and builds a syntax tree or performs semantic actions. <text:line-break/><text:line-break/><text:span text:style-name="T2">Typical WorkFlow</text:span></text:p>
      <text:p text:style-name="P1"/>
      <text:p text:style-name="P2"><text:span text:style-name="Strong_20_Emphasis">Write a grammar file</text:span> (usually with <text:span text:style-name="Source_20_Text">.y</text:span> extension) using Yacc.</text:p>
      <text:list text:style-name="L1">
        <text:list-item>
          <text:p text:style-name="P3"><text:span text:style-name="Strong_20_Emphasis">Write a lexer</text:span> (with Lex or Flex) to tokenize input.</text:p>
        </text:list-item>
      </text:list>
      <text:list text:style-name="L2">
        <text:list-item>
          <text:p text:style-name="P4"><text:span text:style-name="Strong_20_Emphasis">Compile both the lexer and parser</text:span>, then link them together.</text:p>
        </text:list-item>
      </text:list>
      <text:list text:style-name="L3">
        <text:list-item>
          <text:p text:style-name="P5"><text:span text:style-name="Strong_20_Emphasis">Run your parser</text:span> on input dat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9T11:06:44.741228000</meta:creation-date>
    <dc:date>2025-04-09T11:12:27.062522900</dc:date>
    <meta:editing-duration>PT5M43S</meta:editing-duration>
    <meta:editing-cycles>1</meta:editing-cycles>
    <meta:document-statistic meta:table-count="0" meta:image-count="0" meta:object-count="0" meta:page-count="1" meta:paragraph-count="5" meta:word-count="123" meta:character-count="689" meta:non-whitespace-character-count="570"/>
    <meta:generator>LibreOffice/25.2.2.2$Windows_X86_64 LibreOffice_project/7370d4be9e3cf6031a51beef54ff3bda878e3fac</meta:generator>
  </office:meta>
</office:document-meta>
</file>